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01a15"/>
    </style:style>
    <style:style style:name="P2" style:family="paragraph" style:parent-style-name="Standard">
      <style:text-properties officeooo:rsid="000e6d17" officeooo:paragraph-rsid="00101a15"/>
    </style:style>
    <style:style style:name="P3" style:family="paragraph" style:parent-style-name="Standard">
      <style:text-properties officeooo:rsid="001137e0" officeooo:paragraph-rsid="001137e0"/>
    </style:style>
    <style:style style:name="P4" style:family="paragraph" style:parent-style-name="Standard">
      <style:text-properties officeooo:rsid="001137e0" officeooo:paragraph-rsid="0015593d"/>
    </style:style>
    <style:style style:name="P5" style:family="paragraph" style:parent-style-name="Standard">
      <style:text-properties officeooo:rsid="001779c7" officeooo:paragraph-rsid="001779c7"/>
    </style:style>
    <style:style style:name="T1" style:family="text">
      <style:text-properties officeooo:rsid="000cb1f7"/>
    </style:style>
    <style:style style:name="T2" style:family="text">
      <style:text-properties officeooo:rsid="000cfc51"/>
    </style:style>
    <style:style style:name="T3" style:family="text">
      <style:text-properties officeooo:rsid="000d286a"/>
    </style:style>
    <style:style style:name="T4" style:family="text">
      <style:text-properties officeooo:rsid="000e6d17"/>
    </style:style>
    <style:style style:name="T5" style:family="text">
      <style:text-properties officeooo:rsid="0013afb8"/>
    </style:style>
    <style:style style:name="T6" style:family="text">
      <style:text-properties officeooo:rsid="0015593d"/>
    </style:style>
    <style:style style:name="T7" style:family="text">
      <style:text-properties officeooo:rsid="00173995"/>
    </style:style>
    <style:style style:name="T8" style:family="text">
      <style:text-properties officeooo:rsid="00174c6d"/>
    </style:style>
    <style:style style:name="T9" style:family="text">
      <style:text-properties officeooo:rsid="001779c7"/>
    </style:style>
    <style:style style:name="T10" style:family="text">
      <style:text-properties officeooo:rsid="0018b8fd"/>
    </style:style>
    <style:style style:name="T11" style:family="text">
      <style:text-properties officeooo:rsid="0019a5db"/>
    </style:style>
    <style:style style:name="T12" style:family="text">
      <style:text-properties officeooo:rsid="001a8d59"/>
    </style:style>
    <style:style style:name="T13" style:family="text">
      <style:text-properties officeooo:rsid="001bd7ec"/>
    </style:style>
    <style:style style:name="T14" style:family="text">
      <style:text-properties officeooo:rsid="001d60c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Winter synoptic scale variability</text:p>
      <text:p text:style-name="Standard"/>
      <text:p text:style-name="Standard">- Focus on extratropical cyclones in DJF. Divide in west and eastern part of <text:span text:style-name="T1">Mediterranean</text:span> basin</text:p>
      <text:p text:style-name="Standard">- <text:span text:style-name="T2">Winter precipitation is expected to get less due to AGW and its effect onj less cyclogenesis</text:span></text:p>
      <text:p text:style-name="Standard">- <text:span text:style-name="T2">Climate model is able to reproduce results of ERA40 fairly well.</text:span></text:p>
      <text:p text:style-name="Standard">- <text:span text:style-name="T3">Sometimes model has trouble to reproduce cyclones in specific areas due to course resolution.</text:span></text:p>
      <text:p text:style-name="Standard">- <text:span text:style-name="T3">Larger increase of temperatures in Western Europe and Africa comapred to Eastern Europe and Africa. This also related to a smaller increase of gph in the east and this is one of the reasons why this area cyclones reduce less in numbers.</text:span></text:p>
      <text:p text:style-name="P1">- <text:span text:style-name="T4">Cyclones density tends to be especially reduced over the western basin</text:span></text:p>
      <text:p text:style-name="P2">- in general we find an increase of static stability in the basin but this offset by stronger cold intrusions in the eastern basin. This does not hold for the west, where a decrease in baroclinicity remains. </text:p>
      <text:p text:style-name="P2">- Also cyclones that originate from the Atlantic tend to penetrate the westenr basin less ften due to more often occuring stationary waves over England.</text:p>
      <text:p text:style-name="P2">- Due to decrease of n number of cyclones over the western basina precipitation is also strongly decreases espeicllay in the western basin and Northern Africa.</text:p>
      <text:p text:style-name="P2"/>
      <text:p text:style-name="P3">Sensitivity Experiments <text:span text:style-name="T5">on the response of vb cyclones</text:span></text:p>
      <text:p text:style-name="P3"/>
      <text:p text:style-name="P4">- <text:span text:style-name="T5">Vb cyclones originate above the Mediterranean and travel along the Southern parts of the Alps to the Eastern Alps</text:span></text:p>
      <text:p text:style-name="P4"><text:span text:style-name="T5">- Paper looks at sensitivity of cyclones to changing SSTs Mediterranean, SSTs Atlantic and soil Moisture mainland Europe</text:span></text:p>
      <text:p text:style-name="P4">- <text:span text:style-name="T6">Five Vb that triggered extreme precipitation events are chosen</text:span></text:p>
      <text:p text:style-name="P4">- <text:span text:style-name="T7">Cyclone tracks are represented well, especially in the beginning.</text:span></text:p>
      <text:p text:style-name="Standard">- <text:span text:style-name="T7">Only significant decrease in precipitation for completely dried out soils, but unrealistic. Realistic scenarios yield no significant change, so soil moisture has little effect on precipitation of Vb cyclones</text:span></text:p>
      <text:p text:style-name="Standard">- <text:span text:style-name="T7">No significant effect of increasing Atlantic SSTs to precipitation</text:span></text:p>
      <text:p text:style-name="Standard">- <text:span text:style-name="T8">Increasing Mediterranean SST leads to significant increase of precipiation and vice versa.</text:span></text:p>
      <text:p text:style-name="Standard">- <text:span text:style-name="T8">Linear atmospheric moisture increase but due to increasing CAPE non-linear increase of precipitation.</text:span></text:p>
      <text:p text:style-name="Standard">- <text:span text:style-name="T8">With increasing precipitation more precipiation falls on the coast which leads to a lower precipitation in the Alps. The opposite happens with decreasing SSTs</text:span></text:p>
      <text:p text:style-name="Standard">- <text:span text:style-name="T9">Weaker cyclones tend to get stronger, but the strongest already seem to achieve some kind of maximum.</text:span></text:p>
      <text:p text:style-name="Standard"/>
      <text:p text:style-name="P5">Extratropical cyclone statistics during the last millennium</text:p>
      <text:p text:style-name="P5"/>
      <text:p text:style-name="P5">- <text:span text:style-name="T10">Focus on Europe and North Atlantic to establish long term of cyclone characteristics. Climate simulation from 850 AD to 2099 (CESM).</text:span></text:p>
      <text:p text:style-name="P5">- <text:span text:style-name="T11">CESM can reproduce cycone characteristics although it underestimates strength and duration of a cyclone.</text:span></text:p>
      <text:p text:style-name="P5">- <text:span text:style-name="T12">Pre industrial time series show strong edacdal to multidecadal variability.</text:span></text:p>
      <text:p text:style-name="P5">- <text:span text:style-name="T12">Only cyclone occupancy and precipitation react strongly to AGW</text:span></text:p>
      <text:p text:style-name="P5">- <text:span text:style-name="T12">Although unexpected due to general precipitation decrease after volcanic eruption, no observed change in cyclone related characteristics.</text:span></text:p>
      <text:p text:style-name="P5">- <text:span text:style-name="T13">No effect of solar forcing is found</text:span></text:p>
      <text:p text:style-name="P5">- <text:span text:style-name="T13">Negative correlation between cyclone depth and temperature over Greenland and positively over Northern and Eastern Europe.</text:span></text:p>
      <text:p text:style-name="P5">- <text:span text:style-name="T13">Larger precipitation anomaly over UK and smaller over Greenland.</text:span></text:p>
      <text:p text:style-name="P5"><text:soft-page-break/>- <text:span text:style-name="T13">Larger cyclone precipitation is related to warmer SSTs</text:span></text:p>
      <text:p text:style-name="P5">- <text:span text:style-name="T13">In general, extreme wind and extreme precipitation cyclones are disconnected.</text:span></text:p>
      <text:p text:style-name="P5">- <text:span text:style-name="T14">Increased cyclone precipitation seems to be mainly thermodynamically driven.</text:span></text:p>
      <text:p text:style-name="P5">- <text:span text:style-name="T14">Precipitation variability in the past may be partially dynamically driven in contrast to projected future.</text:span></text:p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2-02T11:00:00.016382803</meta:creation-date>
    <dc:date>2022-02-06T17:58:36.530930639</dc:date>
    <meta:editing-duration>PT1H31M19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2" meta:paragraph-count="34" meta:word-count="547" meta:character-count="3495" meta:non-whitespace-character-count="2981"/>
  </office:meta>
</office:document-meta>
</file>